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deb1"/>
    </style:style>
    <style:style style:name="P2" style:family="paragraph" style:parent-style-name="Standard">
      <style:paragraph-properties fo:break-before="page"/>
      <style:text-properties officeooo:paragraph-rsid="0008d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Horizontal_20_Line"/>
      <text:h text:style-name="Heading_20_1" text:outline-level="1"><text:span text:style-name="Strong_20_Emphasis">Nuestros servicios</text:span></text:h>
      <text:p text:style-name="Text_20_body">Descubre servicios que harán de tu estancia una experiencia inolvidable.</text:p>
      <text:p text:style-name="Horizontal_20_Line"/>
      <text:h text:style-name="P1" text:outline-level="2"><text:span text:style-name="Strong_20_Emphasis">Gastronomía</text:span></text:h>
      <text:p text:style-name="Text_20_body">En nuestro <text:span text:style-name="Strong_20_Emphasis">restaurante y bar</text:span>, disfrutarás de la auténtica <text:span text:style-name="Strong_20_Emphasis">comida cubana</text:span>, junto a opciones <text:span text:style-name="Strong_20_Emphasis">vegetarianas, italianas</text:span> y <text:span text:style-name="Strong_20_Emphasis">mediterráneas</text:span>. Ofrecemos desde <text:span text:style-name="Strong_20_Emphasis">desayunos</text:span> hasta <text:span text:style-name="Strong_20_Emphasis">cenas</text:span>, con <text:span text:style-name="Strong_20_Emphasis">aperitivos</text:span> y <text:span text:style-name="Strong_20_Emphasis">meriendas</text:span> para llevar si estás en movimiento. No te pierdas nuestra <text:span text:style-name="Strong_20_Emphasis">coctelería cubana</text:span>, donde cada bebida refleja el <text:span text:style-name="Strong_20_Emphasis">sabor auténtico de Cuba</text:span>. ¡Ven y saborea lo mejor de nuestra cocina!</text:p>
      <text:p text:style-name="Text_20_body"><text:span text:style-name="Strong_20_Emphasis">Palabras en negrita:</text:span><text:line-break/>restaurante y bar; comida cubana; vegetarianas, italianas; mediterráneas; desayunos; cenas; aperitivos; meriendas; coctelería cubana; sabor auténtico de Cuba</text:p>
      <text:p text:style-name="Text_20_body"><text:span text:style-name="Strong_20_Emphasis">Servicios:</text:span><text:line-break/>Desayunos · Cenas · Coctelería · Snacks · Para llevar · Wifi</text:p>
      <text:p text:style-name="Horizontal_20_Line"/>
      <text:h text:style-name="Heading_20_2" text:outline-level="2"><text:span text:style-name="Strong_20_Emphasis">Movilidad</text:span></text:h>
      <text:p text:style-name="Text_20_body">Facilitamos tu acceso a los mejores destinos con <text:span text:style-name="Strong_20_Emphasis">taxis locales</text:span>, colectivos, <text:span text:style-name="Strong_20_Emphasis">renta de bicicletas y motocross</text:span>. También contamos con <text:span text:style-name="Strong_20_Emphasis">transfers</text:span> cómodos y seguros desde y hacia el aeropuerto y otras localidades. ¡Tu comodidad es nuestra prioridad!</text:p>
      <text:p text:style-name="Text_20_body"><text:span text:style-name="Strong_20_Emphasis">Palabras en negrita:</text:span><text:line-break/>taxis locales; colectivos; renta de bicicletas y motocross; transfers</text:p>
      <text:p text:style-name="Text_20_body"><text:span text:style-name="Strong_20_Emphasis">Servicios:</text:span><text:line-break/>Taxis privados · Taxis colectivos · Transfer · Renta de Motos y Bicicletas</text:p>
      <text:p text:style-name="Horizontal_20_Line"/>
      <text:h text:style-name="Heading_20_2" text:outline-level="2"><text:span text:style-name="Strong_20_Emphasis">Trip planner</text:span></text:h>
      <text:p text:style-name="Text_20_body">Ofrecemos <text:span text:style-name="Strong_20_Emphasis">asesoramiento personalizado</text:span> para organizar tu viaje a Viñales o cualquier destino en <text:span text:style-name="Strong_20_Emphasis">Cuba</text:span>. Nos encargamos de <text:span text:style-name="Strong_20_Emphasis">gestionar alojamiento, transporte</text:span> y <text:span text:style-name="Strong_20_Emphasis">actividades</text:span>, asegurando una experiencia cómoda e inolvidable. ¡Déjanos hacer tu estancia grata e inolvidable!</text:p>
      <text:p text:style-name="Text_20_body"><text:span text:style-name="Strong_20_Emphasis">Palabras en negrita:</text:span><text:line-break/>asesoramiento personalizado; Cuba; gestionar alojamiento, transporte; actividades</text:p>
      <text:p text:style-name="Text_20_body"><text:soft-page-break/><text:span text:style-name="Strong_20_Emphasis">Servicios:</text:span><text:line-break/>Hospedaje · Transporte · Gastronomía · Experiencias y aventuras</text:p>
      <text:p text:style-name="Horizontal_20_Line"/>
      <text:h text:style-name="Heading_20_2" text:outline-level="2"><text:span text:style-name="Strong_20_Emphasis">Lavandería</text:span></text:h>
      <text:p text:style-name="Text_20_body">Nuestro servicio de lavandería incluye <text:span text:style-name="Strong_20_Emphasis">lavado</text:span> y <text:span text:style-name="Strong_20_Emphasis">planchado de ropa</text:span>, fregado de <text:span text:style-name="Strong_20_Emphasis">zapatos</text:span> y <text:span text:style-name="Strong_20_Emphasis">bolsos</text:span>. Así, siempre tendrás todo impecable y listo para disfrutar al máximo.</text:p>
      <text:p text:style-name="Text_20_body">Contamos con un espacio dedicado al lavado a mano, ideal para quienes prefieren realizar el proceso por sí mismos en lugar de optar por el servicio de lavandería.</text:p>
      <text:p text:style-name="Text_20_body"><text:span text:style-name="Strong_20_Emphasis">Palabras en negrita:</text:span><text:line-break/>lavado; planchado de ropa; zapatos; bolsos</text:p>
      <text:p text:style-name="Text_20_body"><text:span text:style-name="Strong_20_Emphasis">Servicios:</text:span><text:line-break/>Lavado · Planchado</text:p>
      <text:p text:style-name="Horizontal_20_Line"/>
      <text:h text:style-name="Heading_20_2" text:outline-level="2"><text:span text:style-name="Strong_20_Emphasis">Masajes</text:span></text:h>
      <text:p text:style-name="Text_20_body">Ofrecemos un servicio de <text:span text:style-name="Strong_20_Emphasis">masajes</text:span> diseñado para brindarle el <text:span text:style-name="Strong_20_Emphasis">máximo confort</text:span> y <text:span text:style-name="Strong_20_Emphasis">relajación</text:span> durante su estancia. Nuestros masajistas profesionales están capacitados en diversas <text:span text:style-name="Strong_20_Emphasis">técnicas de masaje</text:span>, asegurando que cada sesión sea personalizada según sus necesidades y preferencias.</text:p>
      <text:p text:style-name="Text_20_body">Descubre una experiencia rejuvenecedora en un entorno tranquilo. Puede solicitar su reservación con al menos 30 minutos de antelación en nuestra Villa.</text:p>
      <text:p text:style-name="Text_20_body"><text:span text:style-name="Strong_20_Emphasis">Palabras en negrita:</text:span><text:line-break/>Masajes; máximo confort; relajación; técnicas de masaje</text:p>
      <text:p text:style-name="Horizontal_20_Line"/>
      <text:h text:style-name="Heading_20_2" text:outline-level="2"><text:span text:style-name="Strong_20_Emphasis">Clases de baile</text:span></text:h>
      <text:p text:style-name="Text_20_body">Ofrecemos <text:span text:style-name="Strong_20_Emphasis">clases de bailes tradicionales cubanos</text:span> para que te sumerjas en la rica <text:span text:style-name="Strong_20_Emphasis">cultura de Cuba</text:span>. Con instructores calificados y apasionados, disfrutarás de una experiencia <text:span text:style-name="Strong_20_Emphasis">educativa</text:span> y <text:span text:style-name="Strong_20_Emphasis">divertida</text:span>. Elige entre clases <text:span text:style-name="Strong_20_Emphasis">individuales o en grupo</text:span>, adaptadas a tu nivel y tiempo. ¡No pierdas la oportunidad de enriquecer tu estancia con el sabor de Cuba!</text:p>
      <text:p text:style-name="Text_20_body"><text:span text:style-name="Strong_20_Emphasis">Palabras en negrita:</text:span><text:line-break/>clases de bailes tradicionales cubanos; cultura de Cuba; educativa; divertida; individuales o en grupo</text:p>
      <text:p text:style-name="Horizontal_20_Line"/>
      <text:p text:style-name="Text_20_body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20:37:27.104888791</meta:creation-date>
    <dc:date>2025-11-26T21:25:43.288564018</dc:date>
    <meta:editing-duration>PT31S</meta:editing-duration>
    <meta:editing-cycles>1</meta:editing-cycles>
    <meta:document-statistic meta:table-count="0" meta:image-count="0" meta:object-count="0" meta:page-count="3" meta:paragraph-count="26" meta:word-count="435" meta:character-count="3019" meta:non-whitespace-character-count="2610"/>
    <meta:generator>LibreOffice/24.8.7.2$Linux_X86_64 LibreOffice_project/480$Build-2</meta:generator>
  </office:meta>
</office:document-meta>
</file>